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co1" style:family="table-column">
      <style:table-column-properties style:column-width="5.455cm" style:use-optimal-column-width="false"/>
    </style:style>
    <style:style style:name="co2" style:family="table-column">
      <style:table-column-properties style:column-width="5.995cm" style:use-optimal-column-width="false"/>
    </style:style>
    <style:style style:name="co3" style:family="table-column">
      <style:table-column-properties style:column-width="15.15cm" style:use-optimal-column-width="false"/>
    </style:style>
    <style:style style:name="co4" style:family="table-column">
      <style:table-column-properties style:column-width="6.585cm" style:use-optimal-column-width="false"/>
    </style:style>
    <style:style style:name="co5" style:family="table-column">
      <style:table-column-properties style:column-width="5.911cm" style:use-optimal-column-width="false"/>
    </style:style>
    <style:style style:name="co6" style:family="table-column">
      <style:table-column-properties style:column-width="5.631cm" style:use-optimal-column-width="false"/>
    </style:style>
    <style:style style:name="co7" style:family="table-column">
      <style:table-column-properties style:column-width="7.073cm" style:use-optimal-column-width="false"/>
    </style:style>
    <style:style style:name="ro1" style:family="table-row">
      <style:table-row-properties style:row-height="1.171cm"/>
    </style:style>
    <style:style style:name="ro2" style:family="table-row">
      <style:table-row-properties style:row-height="2.726cm"/>
    </style:style>
    <style:style style:name="ro3" style:family="table-row">
      <style:table-row-properties style:row-height="3.313cm"/>
    </style:style>
    <style:style style:name="ro4" style:family="table-row">
      <style:table-row-properties style:row-height="2.566cm"/>
    </style:style>
    <style:style style:name="ro5" style:family="table-row">
      <style:table-row-properties style:row-height="4.813cm"/>
    </style:style>
    <style:style style:name="ro6" style:family="table-row">
      <style:table-row-properties style:row-height="0.087cm"/>
    </style:style>
    <style:style style:name="ro7" style:family="table-row">
      <style:table-row-properties style:row-height="0.63cm"/>
    </style:style>
    <style:style style:name="ro8" style:family="table-row">
      <style:table-row-properties style:row-height="0.587cm"/>
    </style:style>
    <style:style style:name="ro9" style:family="table-row">
      <style:table-row-properties style:row-height="0.621cm"/>
    </style:style>
    <style:style style:name="ce1" style:family="table-cell">
      <loext:graphic-properties style:repeat="repeat"/>
    </style:style>
    <style:style style:name="ce2" style:family="table-cell">
      <style:text-properties fo:font-size="10pt"/>
    </style:style>
    <style:style style:name="ce3" style:family="table-cell">
      <style:text-properties fo:font-size="10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paragraph-properties fo:margin-top="0cm" fo:margin-bottom="0.4cm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top="0cm" fo:margin-bottom="0.5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language="en" fo:country="US"/>
    </style:style>
    <style:style style:name="T6" style:family="text">
      <style:text-properties fo:font-size="10pt" style:font-size-asian="32pt" style:font-size-complex="32pt"/>
    </style:style>
    <style:style style:name="T7" style:family="text">
      <style:text-properties fo:font-size="10pt" fo:font-weight="bold" style:font-size-asian="32pt" style:font-size-complex="32pt"/>
    </style:style>
    <style:style style:name="T8" style:family="tex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jure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esting Fac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Team &gt; threshold size =&gt; communication causes software chaos.</text:span></text:p>
                <text:list>
                  <text:list-item>
                    <text:p><text:span text:style-name="T2">People</text:span><text:span text:style-name="T1"> become </text:span><text:span text:style-name="T2">territorial</text:span><text:span text:style-name="T1"> </text:span><text:span text:style-name="T2">either</text:span><text:span text:style-name="T1"> to protect the software or a turf war.</text:span></text:p>
                  </text:list-item>
                  <text:list-item>
                    <text:p><text:span text:style-name="T1">People protect and hide information from other parts of the team.</text:span></text:p>
                  </text:list-item>
                </text:list>
              </text:list-item>
              <text:list-item>
                <text:p><text:span text:style-name="T1">If we become comfortable with clojure syntax and semantics the code base will be much smaller</text:span></text:p>
              </text:list-item>
              <text:list-item>
                <text:p><text:span text:style-name="T1">Types of </text:span><text:span text:style-name="T2">languages</text:span></text:p>
                <text:list>
                  <text:list-item>
                    <text:p><text:span text:style-name="T1">Imperative → Series of sequential statements</text:span></text:p>
                  </text:list-item>
                  <text:list-item>
                    <text:p><text:span text:style-name="T1">Object Orientated → Domain Modeling</text:span></text:p>
                  </text:list-item>
                  <text:list-item>
                    <text:p><text:span text:style-name="T1">Functional Programming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Parts to the Clojure Language</text:p>
          </draw:text-box>
        </draw:frame>
        <draw:frame presentation:style-name="pr5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Clojure <text:s/>– A lisp dialect</text:span></text:p>
                <text:list>
                  <text:list-item>
                    <text:list>
                      <text:list-item>
                        <text:p><text:span text:style-name="T1">Lamba calculus is all about manipulating lambda expressions</text:span></text:p>
                      </text:list-item>
                      <text:list-item>
                        <text:p><text:span text:style-name="T1">Example .iterate(0, n-&gt; n + 1) is java code and a lamba expression</text:span></text:p>
                        <text:list>
                          <text:list-item>
                            <text:p><text:span text:style-name="T1">A lamba is a function literal ( literal mean basic type)</text:span></text:p>
                          </text:list-item>
                        </text:list>
                      </text:list-item>
                      <text:list-item>
                        <text:p><text:span text:style-name="T1">The fundamental type of lambda calculus is the function</text:span></text:p>
                      </text:list-item>
                      <text:list-item>
                        <text:p><text:span text:style-name="T1">Lamba calculus is a set of rules that define how we can build applications based on nothing, but lambda's</text:span></text:p>
                      </text:list-item>
                    </text:list>
                  </text:list-item>
                  <text:list-item>
                    <text:p><text:span text:style-name="T1">Clojure compiler is an executable jar file , Clojure.jar which </text:span><text:span text:style-name="T2">takes</text:span><text:span text:style-name="T1"> the code written in the Clojure </text:span><text:span text:style-name="T2">language</text:span><text:span text:style-name="T1"> and compiles it.</text:span></text:p>
                  </text:list-item>
                </text:list>
              </text:list-item>
              <text:list-item>
                <text:p><text:span text:style-name="T1">Use the following </text:span><text:span text:style-name="T2">principles</text:span><text:span text:style-name="T1"> to reduce the code base</text:span></text:p>
                <text:list>
                  <text:list-item>
                    <text:p><text:span text:style-name="T1">Abstraction </text:span><text:span text:style-name="T1"><text:tab/></text:span><text:span text:style-name="T1"><text:tab/></text:span><text:span text:style-name="T1"><text:tab/></text:span><text:span text:style-name="T1">→ Reduces duplication of information in a program</text:span></text:p>
                    <text:list>
                      <text:list-item>
                        <text:p><text:span text:style-name="T1">Clojure has abstractions for sequences, collections and </text:span><text:span text:style-name="T2">calculability</text:span></text:p>
                      </text:list-item>
                      <text:list-item>
                        <text:p><text:span text:style-name="T1">It has artifacts for abstracting ( more than java and Scala) <text:s/>reusable patterns from a code base</text:span></text:p>
                        <text:list>
                          <text:list-item>
                            <text:p><text:span text:style-name="T2">Protocols</text:span><text:span text:style-name="T1"> </text:span><text:span text:style-name="T1"><text:tab/></text:span><text:span text:style-name="T1">→ High Performance Dynamic </text:span><text:span text:style-name="T2">Polymorphism</text:span></text:p>
                            <text:list>
                              <text:list-item>
                                <text:p><text:span text:style-name="T2">A new type of interface</text:span></text:p>
                              </text:list-item>
                            </text:list>
                          </text:list-item>
                          <text:list-item>
                            <text:p><text:span text:style-name="T1">Datatypes</text:span><text:span text:style-name="T1"><text:tab/></text:span><text:span text:style-name="T1">→ Mechanism for implementation abstractions</text:span></text:p>
                            <text:list>
                              <text:list-item>
                                <text:p><text:span text:style-name="T1">An extension of the Map Data Type</text:span></text:p>
                              </text:list-item>
                            </text:list>
                          </text:list-item>
                          <text:list-item>
                            <text:p><text:span text:style-name="T2">Macro</text:span><text:span text:style-name="T1"><text:tab/></text:span><text:span text:style-name="T1"><text:tab/></text:span><text:span text:style-name="T1">→ A hook to run a </text:span><text:span text:style-name="T2">function</text:span><text:span text:style-name="T1"> at compile <text:s/>tim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Modules </text:span><text:span text:style-name="T1"><text:tab/></text:span><text:span text:style-name="T1"><text:tab/></text:span><text:span text:style-name="T1"><text:tab/></text:span><text:span text:style-name="T1">→ </text:span><text:span text:style-name="T2">Separate</text:span><text:span text:style-name="T1"> independent and </text:span><text:span text:style-name="T2">interchangeable</text:span><text:span text:style-name="T1"> components</text:span></text:p>
                    <text:list>
                      <text:list-item>
                        <text:p><text:span text:style-name="T3">Namespace and</text:span><text:span text:style-name="T4"> that name space aggregates a </text:span><text:span text:style-name="T3">collection</text:span><text:span text:style-name="T4"> of functions </text:span></text:p>
                      </text:list-item>
                      <text:list-item>
                        <text:p><text:span text:style-name="T4">Modules define logically discrete functions interacting through well-defined </text:span><text:span text:style-name="T3">interfaces</text:span></text:p>
                      </text:list-item>
                      <text:list-item>
                        <text:p><text:span text:style-name="T4">Modules form a directly acyclic graph ( DAG)</text:span></text:p>
                      </text:list-item>
                      <text:list-item>
                        <text:p><text:span text:style-name="T4">Modules are written </text:span><text:span text:style-name="T3">separately</text:span><text:span text:style-name="T4"> so when compose they form executable code</text:span></text:p>
                      </text:list-item>
                      <text:list-item>
                        <text:p><text:span text:style-name="T4">Modules are more reusable than a traditional design</text:span></text:p>
                      </text:list-item>
                      <text:list-item>
                        <text:p><text:span text:style-name="T3">Modules are</text:span><text:span text:style-name="T4"> a nit of code </text:span><text:span text:style-name="T3">organization</text:span><text:span text:style-name="T4"> ( like a java </text:span><text:span text:style-name="T3">class</text:span><text:span text:style-name="T4">) they allow a degree of encapsulation 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paration of Concerns</text:p>
          </draw:text-box>
        </draw:frame>
        <draw:frame draw:style-name="standard" draw:layer="layout" svg:width="26.599cm" svg:height="17.154cm" svg:x="0.809cm" svg:y="3.41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Conflated</text:p>
              </table:table-cell>
              <table:table-cell>
                <text:p>Separated</text:p>
              </table:table-cell>
              <table:table-cell>
                <text:p>Notes</text:p>
              </table:table-cell>
            </table:table-row>
            <table:table-row table:style-name="ro2" table:default-cell-style-name="ce1">
              <table:table-cell>
                <text:p>Object with mutable fields</text:p>
              </table:table-cell>
              <table:table-cell>
                <text:p>Values from <text:span text:style-name="T5">Identity</text:span></text:p>
              </table:table-cell>
              <table:table-cell>
                <text:p>Identity = entry associated with a series of different</text:p>
                <text:p>Values over time =&gt; state</text:p>
                <text:p/>
                <text:p>Immutable Object that we add functions to</text:p>
              </table:table-cell>
            </table:table-row>
            <table:table-row table:style-name="ro3" table:default-cell-style-name="ce1">
              <table:table-cell>
                <text:p>Class acts as namespace </text:p>
                <text:p>for methods</text:p>
              </table:table-cell>
              <table:table-cell>
                <text:p>Function namespaces </text:p>
                <text:p>from type namespaces</text:p>
              </table:table-cell>
              <table:table-cell>
                <text:p>All functions contained within a namespace are used to implement a module.</text:p>
              </table:table-cell>
            </table:table-row>
            <table:table-row table:style-name="ro4" table:default-cell-style-name="ce1">
              <table:table-cell>
                <text:p>Inheritance hierarchy </text:p>
                <text:p>made of classes</text:p>
              </table:table-cell>
              <table:table-cell>
                <text:p>Hierarchy of names </text:p>
                <text:p>from data and functions</text:p>
              </table:table-cell>
              <table:table-cell/>
            </table:table-row>
            <table:table-row table:style-name="ro4" table:default-cell-style-name="ce1">
              <table:table-cell>
                <text:p>Data and methods bound <text:line-break/>together lexically</text:p>
              </table:table-cell>
              <table:table-cell>
                <text:p>Data Objects from <text:span text:style-name="T5">functions</text:span></text:p>
              </table:table-cell>
              <table:table-cell/>
            </table:table-row>
            <table:table-row table:style-name="ro5" table:default-cell-style-name="ce1">
              <table:table-cell>
                <text:p>Method Implementation </text:p>
                <text:p>embedded throughout class </text:p>
                <text:p>0inheritance chain</text:p>
              </table:table-cell>
              <table:table-cell>
                <text:p>Interface declarations </text:p>
                <text:p>from function implementations.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VM Languages</text:p>
          </draw:text-box>
        </draw:frame>
        <draw:frame presentation:style-name="pr5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Clojure is a JVM hosted </text:span><text:span text:style-name="T2">language.</text:span></text:p>
                <text:list>
                  <text:list-item>
                    <text:p><text:span text:style-name="T1">Sharing the JVM type system</text:span></text:p>
                  </text:list-item>
                  <text:list-item>
                    <text:p><text:span text:style-name="T1">GC</text:span></text:p>
                  </text:list-item>
                  <text:list-item>
                    <text:p><text:span text:style-name="T1">Threads etc..</text:span></text:p>
                  </text:list-item>
                </text:list>
              </text:list-item>
              <text:list-item>
                <text:p><text:span text:style-name="T1">Clojure has no interpreter, but using the REPL which acts much like an interpreter</text:span></text:p>
                <text:list>
                  <text:list-item>
                    <text:p><text:span text:style-name="T1">Working on compiled clojure code</text:span></text:p>
                  </text:list-item>
                  <text:list-item>
                    <text:p><text:span text:style-name="T1">Invoke the compiler at run time. <text:s/>This allows you to compile and run new code in the middle of clojure</text:span></text:p>
                  </text:list-item>
                </text:list>
              </text:list-item>
              <text:list-item>
                <text:p><text:span text:style-name="T1">Passive </text:span><text:span text:style-name="T2">Transactions</text:span><text:span text:style-name="T1"> for concurrent updates fro variables ( Software Transnational Memory ) STDM</text:span></text:p>
              </text:list-item>
              <text:list-item>
                <text:p><text:span text:style-name="T1">Lightweight Data Modeling → Work with and model data, we need some aspect of modeling</text:span></text:p>
              </text:list-item>
              <text:list-item>
                <text:p><text:span text:style-name="T1">Inherits Java Type System so it is strongly typed.</text:span></text:p>
              </text:list-item>
              <text:list-item>
                <text:p><text:span text:style-name="T1">Can call clojure from Scala</text:span></text:p>
              </text:list-item>
              <text:list-item>
                <text:p><text:span text:style-name="T1">Functional </text:span><text:span text:style-name="T2">Recipe </text:span></text:p>
                <text:list>
                  <text:list-item>
                    <text:p><text:span text:style-name="T2">Pure functions acting on immutable objects</text:span></text:p>
                  </text:list-item>
                  <text:list-item>
                    <text:p><text:span text:style-name="T1">Clojure is not O-O, how is JVM so inherits Java Types</text:span></text:p>
                    <text:list>
                      <text:list-item>
                        <text:p><text:span text:style-name="T1">Clojure is a Dynamically Typed funcitnoal language</text:span></text:p>
                      </text:list-item>
                    </text:list>
                  </text:list-item>
                  <text:list-item>
                    <text:p><text:span text:style-name="T1">Need to understand fundamentals of JVM</text:span></text:p>
                  </text:list-item>
                  <text:list-item>
                    <text:p><text:span text:style-name="T1">Clojure is a true </text:span><text:span text:style-name="T2">example</text:span><text:span text:style-name="T1"> of </text:span><text:span text:style-name="T2">functional</text:span><text:span text:style-name="T1"> Programming when you compose functions never mutate the </text:span><text:span text:style-name="T2">state</text:span><text:span text:style-name="T1"> of existing </text:span><text:span text:style-name="T2">types</text:span></text:p>
                  </text:list-item>
                  <text:list-item>
                    <text:p><text:span text:style-name="T1">Groovy is not true example of functional programming because you are encouraged to mutate the state of the existing </text:span><text:span text:style-name="T2">object</text:span></text:p>
                  </text:list-item>
                  <text:list-item>
                    <text:p><text:span text:style-name="T1">Scala lies between the two extremes. <text:s/>It has strong polymorphic </text:span><text:span text:style-name="T2">emphasis</text:span><text:span text:style-name="T1"> from Java but excellent support for </text:span><text:span text:style-name="T2">Function</text:span><text:span text:style-name="T1"> Programming with Functions as high level type and immutable objects</text:span></text:p>
                  </text:list-item>
                </text:list>
              </text:list-item>
              <text:list-item>
                <text:p><text:span text:style-name="T1">Now that moore's law is breakdown we need to access more cores ( currency )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VM Languages (2)</text:p>
          </draw:text-box>
        </draw:frame>
        <draw:frame presentation:style-name="pr5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1">Java Concurrency Model</text:span></text:p>
                <text:list>
                  <text:list-item>
                    <text:p><text:span text:style-name="T1">Threading, Shared Memory and locking ( blocking) </text:span></text:p>
                    <text:list>
                      <text:list-item>
                        <text:p><text:span text:style-name="T1">Execute framework for running asynchronous tasks on a pool of thread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ojure concurrency Model</text:span></text:p>
                <text:list>
                  <text:list-item>
                    <text:p><text:span text:style-name="T1">Futures </text:span></text:p>
                  </text:list-item>
                  <text:list-item>
                    <text:p><text:span text:style-name="T1">Delays</text:span></text:p>
                  </text:list-item>
                  <text:list-item>
                    <text:p><text:span text:style-name="T1">Promises</text:span></text:p>
                  </text:list-item>
                </text:list>
              </text:list-item>
              <text:list-item>
                <text:p><text:span text:style-name="T1">Functional Concurrent parallel system are much better than non-functional concurrent parallel systems</text:span></text:p>
                <text:list>
                  <text:list-item>
                    <text:p><text:span text:style-name="T1">Clojure concurrency Model </text:span></text:p>
                    <text:list>
                      <text:list-item>
                        <text:p><text:span text:style-name="T1">Future define a task and without having to </text:span><text:span text:style-name="T2">executed</text:span><text:span text:style-name="T1"> or </text:span><text:span text:style-name="T2">require</text:span><text:span text:style-name="T1"> the </text:span><text:span text:style-name="T2">result</text:span><text:span text:style-name="T1"> </text:span><text:span text:style-name="T2">immediately</text:span></text:p>
                      </text:list-item>
                      <text:list-item>
                        <text:p><text:span text:style-name="T1">Promises allow you </text:span><text:span text:style-name="T2">to express</text:span><text:span text:style-name="T1"> that you expect a result without having to define the task that should produce it when that task should </text:span><text:span text:style-name="T2">run</text:span></text:p>
                      </text:list-item>
                      <text:list-item>
                        <text:p><text:span text:style-name="T1">STM allows changing state between threads in a synchronous and coordinated manner</text:span></text:p>
                      </text:list-item>
                    </text:list>
                  </text:list-item>
                  <text:list-item>
                    <text:p><text:span text:style-name="T1">Java Concurrency Model </text:span></text:p>
                    <text:list>
                      <text:list-item>
                        <text:p><text:span text:style-name="T1">Threading </text:span></text:p>
                      </text:list-item>
                      <text:list-item>
                        <text:p><text:span text:style-name="T1">Shared Memory</text:span></text:p>
                      </text:list-item>
                      <text:list-item>
                        <text:p><text:span text:style-name="T1">Locking ( </text:span><text:span text:style-name="T2">Blocking</text:span><text:span text:style-name="T1"> (Preserved the state of objects ))</text:span></text:p>
                      </text:list-item>
                      <text:list-item>
                        <text:p><text:span text:style-name="T1">Executor Framework for running asynchronous tasks on pools </text:span><text:span text:style-name="T2">of</text:span><text:span text:style-name="T1"> threads</text:span></text:p>
                      </text:list-item>
                    </text:list>
                  </text:list-item>
                  <text:list-item>
                    <text:p><text:span text:style-name="T1">Scala Concurrency</text:span></text:p>
                    <text:list>
                      <text:list-item>
                        <text:p><text:span text:style-name="T1">Worker Threads shares no </text:span><text:span text:style-name="T2">state</text:span><text:span text:style-name="T1"> with </text:span><text:span text:style-name="T2">other</text:span><text:span text:style-name="T1"> workers shared nothing non-blocking concurrency model</text:span></text:p>
                      </text:list-item>
                      <text:list-item>
                        <text:p><text:span text:style-name="T1">Each worker is called an actor which send asynchronous messages to each other.</text:span></text:p>
                        <text:list>
                          <text:list-item>
                            <text:p><text:span text:style-name="T1">Messages are send and processed asynchronously</text:span></text:p>
                          </text:list-item>
                        </text:list>
                      </text:list-item>
                      <text:list-item>
                        <text:p><text:span text:style-name="T4">STM allows changing state between threads in a synchronous and coordinated manner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ample – Calling clojure and Scala from Java</text:span></text:p>
                <text:list>
                  <text:list-item>
                    <text:p><text:span text:style-name="T4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VM Languages Part 3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4">Package edu.dev</text:span></text:p>
              </text:list-item>
              <text:list-item>
                <text:p text:style-name="P3"><text:span text:style-name="T4">Import edu.cloj.dev.core;</text:span></text:p>
              </text:list-item>
              <text:list-item>
                <text:p text:style-name="P3"><text:span text:style-name="T4">Import edu.scala.dev.EduApp;</text:span></text:p>
              </text:list-item>
              <text:list-item>
                <text:p text:style-name="P3"><text:span text:style-name="T4">Public class JVMLanguageRunner { </text:span></text:p>
                <text:list>
                  <text:list-item>
                    <text:p><text:span text:style-name="T4">Public static void main(String[] args) {</text:span></text:p>
                  </text:list-item>
                  <text:list-item>
                    <text:p><text:span text:style-name="T4">System.out.println(“calling jvm languages fro clojure support: “ + core.support()); }</text:span></text:p>
                  </text:list-item>
                  <text:list-item>
                    <text:p><text:span text:style-name="T4">System.out.println(“calling jvm languages for scala support: “ + EduApp.suppert()); }</text:span></text:p>
                  </text:list-item>
                </text:list>
              </text:list-item>
              <text:list-item>
                <text:p><text:span text:style-name="T4">}</text:span></text:p>
              </text:list-item>
              <text:list-item>
                <text:p><text:span text:style-name="T6">( ns edu.cloj.dev.core </text:span><text:span text:style-name="T6"><text:tab/></text:span><text:span text:style-name="T6"><text:tab/></text:span><text:span text:style-name="T6"><text:tab/></text:span><text:span text:style-name="T6"><text:tab/></text:span><text:span text:style-name="T6">// follows the directory structure as a package would</text:span></text:p>
                <text:list>
                  <text:list-item>
                    <text:p><text:span text:style-name="T6">(:use edu.cloj.dev.core)</text:span><text:span text:style-name="T6"><text:tab/></text:span><text:span text:style-name="T6"><text:tab/></text:span><text:span text:style-name="T6"><text:tab/></text:span><text:span text:style-name="T6">// states to use the code in the name space </text:span></text:p>
                  </text:list-item>
                  <text:list-item>
                    <text:p><text:span text:style-name="T6">(:gen-class</text:span><text:span text:style-name="T6"><text:tab/></text:span><text:span text:style-name="T6"><text:tab/></text:span><text:span text:style-name="T6"><text:tab/></text:span><text:span text:style-name="T6"><text:tab/></text:span><text:span text:style-name="T6">// Tells the compiler to generate the byte code for the namespace</text:span><text:span text:style-name="T6"><text:tab/></text:span><text:span text:style-name="T6">without it cannot run the code from a jar</text:span></text:p>
                    <text:list>
                      <text:list-item>
                        <text:p><text:span text:style-name="T6">:name edu.cloj.dev.core</text:span><text:span text:style-name="T6"><text:tab/></text:span><text:span text:style-name="T6"><text:tab/></text:span><text:span text:style-name="T6">// declare the namespace to make it publically available outside of module</text:span></text:p>
                      </text:list-item>
                      <text:list-item>
                        <text:p><text:span text:style-name="T6">::methods [#^{:static true } [support [] String]]))</text:span><text:span text:style-name="T6"><text:tab/></text:span><text:span text:style-name="T6"><text:tab/></text:span><text:span text:style-name="T6">// support is the method that we want exported </text:span></text:p>
                      </text:list-item>
                      <text:list-item>
                        <text:p><text:span text:style-name="T6">defn -main[] 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</text:span></text:p>
                        <text:list>
                          <text:list-item>
                            <text:p><text:span text:style-name="T6">(println “clojure from gradle and the jvm”)</text:span></text:p>
                          </text:list-item>
                          <text:list-item>
                            <text:p><text:span text:style-name="T6"/></text:p>
                          </text:list-item>
                        </text:list>
                      </text:list-item>
                      <text:list-item>
                        <text:p><text:span text:style-name="T6">(def -support (fn [] “supporting java with closure goodness”))</text:span></text:p>
                      </text:list-item>
                      <text:list-item>
                        <text:p><text:span text:style-name="T6"/></text:p>
                      </text:list-item>
                    </text:list>
                  </text:list-item>
                </text:list>
              </text:list-item>
              <text:list-item>
                <text:p><text:span text:style-name="T6">Can determine the visibility of then namespaces ( determine what classes and functions are public ), but with packages you cannot do that</text:span></text:p>
              </text:list-item>
              <text:list-item>
                <text:p><text:span text:style-name="T6">An exported function in clojure is a method since Java is not a functional language</text:span></text:p>
              </text:list-item>
              <text:list-item>
                <text:p><text:span text:style-name="T6">Clojure keyword defn is a combination of def and f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 Tool – leiningen.org</text:p>
          </draw:text-box>
        </draw:frame>
        <draw:frame presentation:style-name="pr5" draw:text-style-name="P2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http://leiningen.org</text:span></text:p>
              </text:list-item>
              <text:list-item>
                <text:p><text:span text:style-name="T1">Create a new project → lein new app &lt;project name&gt;</text:span></text:p>
                <text:list>
                  <text:list-item>
                    <text:p text:style-name="P5"><text:span text:style-name="T2">Lein new app eddy1</text:span></text:p>
                    <text:list>
                      <text:list-item>
                        <text:p><text:span text:style-name="T2">Create a project called eddy1 based on the app template</text:span></text:p>
                      </text:list-item>
                    </text:list>
                  </text:list-item>
                  <text:list-item>
                    <text:p><text:span text:style-name="T1">The project build script is project.clj</text:span></text:p>
                    <text:list>
                      <text:list-item>
                        <text:p><text:span text:style-name="T1">Works with tags</text:span></text:p>
                        <text:list>
                          <text:list-item>
                            <text:p><text:span text:style-name="T2">Dependencies</text:span><text:span text:style-name="T1"> → maven coordinates, and clojure </text:span><text:span text:style-name="T2">dependencies</text:span></text:p>
                            <text:list>
                              <text:list-item>
                                <text:p><text:span text:style-name="T2">Two Types</text:span></text:p>
                                <text:list>
                                  <text:list-item>
                                    <text:p><text:span text:style-name="T2">Closjars dependencies <text:s/>→ Get from the Clojure Repository on the web</text:span></text:p>
                                  </text:list-item>
                                  <text:list-item>
                                    <text:p><text:span text:style-name="T2">Transitive dependencies →Dependencies the Closejars depends on</text:span></text:p>
                                    <text:list>
                                      <text:list-item>
                                        <text:p><text:span text:style-name="T2"><text:s/></text:span><text:span text:style-name="T2">Come from maven central <text:s/></text:span></text:p>
                                      </text:list-item>
                                    </text:list>
                                  </text:list-item>
                                  <text:list-item>
                                    <text:p><text:span text:style-name="T2">Each element in the dependencies array is a maven coordintate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Profiles</text:span></text:p>
                            <text:list>
                              <text:list-item>
                                <text:p><text:span text:style-name="T1">{“uberjar” {:aot : ll }})</text:span><text:span text:style-name="T1"><text:tab/></text:span><text:span text:style-name="T1"><text:tab/></text:span><text:span text:style-name="T1">// Run our code outside the environment</text:span></text:p>
                              </text:list-item>
                              <text:list-item>
                                <text:p><text:span text:style-name="T1">:userjar → <text:s/>allow use to run outside of leiningen</text:span></text:p>
                                <text:list>
                                  <text:list-item>
                                    <text:p><text:span text:style-name="T1">The user jar will get the </text:span><text:span text:style-name="T2">dependencies</text:span><text:span text:style-name="T1"> and </text:span><text:span text:style-name="T2">source</text:span><text:span text:style-name="T1"> code</text:span></text:p>
                                  </text:list-item>
                                </text:list>
                              </text:list-item>
                            </text:list>
                          </text:list-item>
                          <text:list-item>
                            <text:p><text:span text:style-name="T1">Main → Setup and Build our code in the leiningen environment</text:span></text:p>
                            <text:list>
                              <text:list-item>
                                <text:p><text:span text:style-name="T1">Set Top Level name space among other options</text:span></text:p>
                              </text:list-item>
                              <text:list-item>
                                <text:p><text:span text:style-name="T1">Skip-aot → Skip ahead of time </text:span></text:p>
                              </text:list-item>
                            </text:list>
                          </text:list-item>
                          <text:list-item>
                            <text:p><text:span text:style-name="T1">Target-path </text:span></text:p>
                          </text:list-item>
                        </text:list>
                      </text:list-item>
                      <text:list-item>
                        <text:p><text:span text:style-name="T1">Creates a core.clj that defines the name space and a main method as an entry </text:span><text:span text:style-name="T2">point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ein run – Run from the &lt;project name&gt; directory</text:span></text:p>
              </text:list-item>
              <text:list-item>
                <text:p><text:span text:style-name="T1">Lein repl</text:span></text:p>
                <text:list>
                  <text:list-item>
                    <text:p><text:span text:style-name="T1">Whatever project </text:span><text:span text:style-name="T2">dependencies</text:span><text:span text:style-name="T1"> that have been installed will available in the REPL</text:span></text:p>
                  </text:list-item>
                  <text:list-item>
                    <text:p><text:span text:style-name="T1">Puts you in the top level namespace.</text:span></text:p>
                  </text:list-item>
                </text:list>
              </text:list-item>
              <text:list-item>
                <text:p><text:span text:style-name="T1">Import a </text:span><text:span text:style-name="T2">closure</text:span><text:span text:style-name="T1"> namespace ( sort of like importing a java package)</text:span></text:p>
                <text:list>
                  <text:list-item>
                    <text:p><text:span text:style-name="T1">(require '[jclj-http.client :as http]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ild Tool – leiningen.org</text:p>
          </draw:text-box>
        </draw:frame>
        <draw:frame presentation:style-name="pr5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(ns eddy1.core (:gen-clas))</text:span></text:p>
                  </text:list-item>
                  <text:list-item>
                    <text:p><text:span text:style-name="T6">(defn -main</text:span></text:p>
                    <text:list>
                      <text:list-item>
                        <text:p><text:span text:style-name="T6">“</text:span><text:span text:style-name="T6">I don’t do a whole lot … yet”</text:span><text:span text:style-name="T6"><text:tab/></text:span><text:span text:style-name="T6"><text:tab/></text:span><text:span text:style-name="T6"><text:tab/></text:span><text:span text:style-name="T6">// Comment</text:span></text:p>
                      </text:list-item>
                      <text:list-item>
                        <text:p><text:span text:style-name="T6">[&amp; args]</text:span></text:p>
                      </text:list-item>
                      <text:list-item>
                        <text:p><text:span text:style-name="T6">(println “Hello world!”)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Example 2 inside the Repl</text:span></text:p>
                <text:list>
                  <text:list-item>
                    <text:p><text:span text:style-name="T6">(require ‘[clj-http.lcient : as http])</text:span><text:span text:style-name="T6"><text:tab/></text:span><text:span text:style-name="T6"><text:tab/></text:span><text:span text:style-name="T6"><text:tab/></text:span><text:span text:style-name="T6"><text:tab/></text:span><text:span text:style-name="T6">// Import the name space</text:span></text:p>
                  </text:list-item>
                  <text:list-item>
                    <text:p><text:span text:style-name="T6">(def response ( http/get “</text:span><text:span text:style-name="T6"><text:a xlink:href="http://leiningen.org/" xlink:type="simple">http://leiningen.org</text:a></text:span><text:span text:style-name="T6">”))</text:span></text:p>
                  </text:list-item>
                  <text:list-item>
                    <text:p><text:span text:style-name="T6">(keys respons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jure Application Packaging</text:p>
          </draw:text-box>
        </draw:frame>
        <draw:frame presentation:style-name="pr5" draw:text-style-name="P4" draw:layer="layout" svg:width="25.27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Uber Jar</text:span></text:p>
                <text:list>
                  <text:list-item>
                    <text:p><text:span text:style-name="T6">Package your clojure project into one self-contained file</text:span></text:p>
                  </text:list-item>
                </text:list>
              </text:list-item>
              <text:list-item>
                <text:p><text:span text:style-name="T6">Basic Leiningen’s Commands</text:span></text:p>
                <text:list>
                  <text:list-item>
                    <text:p><text:span text:style-name="T6">Help</text:span><text:span text:style-name="T6"><text:tab/></text:span><text:span text:style-name="T6"><text:tab/></text:span><text:span text:style-name="T6"><text:tab/></text:span><text:span text:style-name="T6"><text:tab/></text:span><text:span text:style-name="T6">Shows help</text:span></text:p>
                  </text:list-item>
                  <text:list-item>
                    <text:p><text:span text:style-name="T6">New</text:span><text:span text:style-name="T6"><text:tab/></text:span><text:span text:style-name="T6"><text:tab/></text:span><text:span text:style-name="T6"><text:tab/></text:span><text:span text:style-name="T6"><text:tab/></text:span><text:span text:style-name="T6">creates a new empty project</text:span></text:p>
                  </text:list-item>
                  <text:list-item>
                    <text:p><text:span text:style-name="T6">Deps </text:span><text:span text:style-name="T6"><text:tab/></text:span><text:span text:style-name="T6"><text:tab/></text:span><text:span text:style-name="T6"><text:tab/></text:span><text:span text:style-name="T6"><text:tab/></text:span><text:span text:style-name="T6">Downloads and copies all dependencies into ~/.m2</text:span></text:p>
                  </text:list-item>
                  <text:list-item>
                    <text:p><text:span text:style-name="T6">Compile</text:span><text:span text:style-name="T6"><text:tab/></text:span><text:span text:style-name="T6"><text:tab/></text:span><text:span text:style-name="T6"><text:tab/></text:span><text:span text:style-name="T6">performs compilation of code ( AOT, ahead of time) into Java Classes stored in classes/directory</text:span></text:p>
                  </text:list-item>
                  <text:list-item>
                    <text:p><text:span text:style-name="T6">Test</text:span><text:span text:style-name="T6"><text:tab/></text:span><text:span text:style-name="T6"><text:tab/></text:span><text:span text:style-name="T6"><text:tab/></text:span><text:span text:style-name="T6"><text:tab/></text:span><text:span text:style-name="T6">Run test</text:span></text:p>
                  </text:list-item>
                  <text:list-item>
                    <text:p><text:span text:style-name="T6">Jar</text:span><text:span text:style-name="T6"><text:tab/></text:span><text:span text:style-name="T6"><text:tab/></text:span><text:span text:style-name="T6"><text:tab/></text:span><text:span text:style-name="T6"><text:tab/></text:span><text:span text:style-name="T6">creates jar</text:span></text:p>
                  </text:list-item>
                  <text:list-item>
                    <text:p><text:span text:style-name="T6">Userjar</text:span><text:span text:style-name="T6"><text:tab/></text:span><text:span text:style-name="T6"><text:tab/></text:span><text:span text:style-name="T6"><text:tab/></text:span><text:span text:style-name="T6"><text:tab/></text:span><text:span text:style-name="T6">creates an uber jar</text:span></text:p>
                  </text:list-item>
                  <text:list-item>
                    <text:p><text:span text:style-name="T6">Pom</text:span><text:span text:style-name="T6"><text:tab/></text:span><text:span text:style-name="T6"><text:tab/></text:span><text:span text:style-name="T6"><text:tab/></text:span><text:span text:style-name="T6"><text:tab/></text:span><text:span text:style-name="T6">create a pom file that contain a description of project</text:span></text:p>
                  </text:list-item>
                  <text:list-item>
                    <text:p><text:span text:style-name="T6">Install</text:span><text:span text:style-name="T6"><text:tab/></text:span><text:span text:style-name="T6"><text:tab/></text:span><text:span text:style-name="T6"><text:tab/></text:span><text:span text:style-name="T6"><text:tab/></text:span><text:span text:style-name="T6">install package into Maven’s local repository</text:span></text:p>
                  </text:list-item>
                  <text:list-item>
                    <text:p><text:span text:style-name="T6">Clean</text:span><text:span text:style-name="T6"><text:tab/></text:span><text:span text:style-name="T6"><text:tab/></text:span><text:span text:style-name="T6"><text:tab/></text:span><text:span text:style-name="T6"><text:tab/></text:span><text:span text:style-name="T6">deletes all build files</text:span></text:p>
                  </text:list-item>
                </text:list>
              </text:list-item>
              <text:list-item>
                <text:p><text:span text:style-name="T6">Target Direcotry – Operating System dependenci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yntax</text:p>
          </draw:text-box>
        </draw:frame>
        <draw:frame presentation:style-name="pr5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6">Comment</text:span><text:span text:style-name="T6"><text:tab/></text:span><text:span text:style-name="T6"><text:tab/></text:span><text:span text:style-name="T6"><text:tab/></text:span><text:span text:style-name="T6">;; ==================================== ( 2 semicolons)</text:span></text:p>
              </text:list-item>
              <text:list-item>
                <text:p><text:span text:style-name="T6">Basic Types </text:span><text:span text:style-name="T6"><text:tab/></text:span><text:span text:style-name="T6"><text:tab/></text:span><text:span text:style-name="T6"><text:tab/></text:span><text:span text:style-name="T6">Numbers : Clojure has integers, floating pint, rationals ( fractions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Get a greater degree of accuracy then using division and ratio in a language like java </text:span></text:p>
                                  </text:list-item>
                                  <text:list-item>
                                    <text:p><text:span text:style-name="T6">Better scientific programming </text:span></text:p>
                                    <text:p><text:span text:style-name="T6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Reserved Words </text:span><text:span text:style-name="T6"><text:tab/></text:span><text:span text:style-name="T6"><text:tab/></text:span><text:span text:style-name="T6">true, false and nil ( In a condition nil behaves like false)</text:span></text:p>
              </text:list-item>
              <text:list-item>
                <text:p><text:span text:style-name="T6">Namespaced Keywords </text:span><text:span text:style-name="T6"><text:tab/></text:span><text:span text:style-name="T6">Keywords being with a colon ( :foo ) and stands for itself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><text:span text:style-name="T6">Can create your own keywords</text:span></text:p>
                                  </text:list-item>
                                  <text:list-item>
                                    <text:p><text:span text:style-name="T6">::foo</text:span></text:p>
                                    <text:p><text:span text:style-name="T6"/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Variables </text:span><text:span text:style-name="T6"><text:tab/></text:span><text:span text:style-name="T6"><text:tab/></text:span><text:span text:style-name="T6"><text:tab/></text:span><text:span text:style-name="T6">non-alphanumeric character, but not parenthesis, brackets or braces</text:span></text:p>
              </text:list-item>
              <text:list-item>
                <text:p><text:span text:style-name="T6">String </text:span><text:span text:style-name="T6"><text:tab/></text:span><text:span text:style-name="T6"><text:tab/></text:span><text:span text:style-name="T6"><text:tab/></text:span><text:span text:style-name="T6"><text:tab/></text:span><text:span text:style-name="T6">Use “ and can contain escape characters</text:span></text:p>
              </text:list-item>
              <text:list-item>
                <text:p><text:span text:style-name="T6">Charles</text:span><text:span text:style-name="T6"><text:tab/></text:span><text:span text:style-name="T6"><text:tab/></text:span><text:span text:style-name="T6"><text:tab/></text:span><text:span text:style-name="T6"><text:tab/></text:span><text:span text:style-name="T6">\n \t</text:span></text:p>
              </text:list-item>
              <text:list-item>
                <text:p><text:span text:style-name="T6">List → sequence of values separated by whitespace enclosed in parenthesis </text:span></text:p>
                <text:list>
                  <text:list-item>
                    <text:p><text:span text:style-name="T6">Everything in Clojure breakdown to a list</text:span></text:p>
                  </text:list-item>
                  <text:list-item>
                    <text:p><text:span text:style-name="T6">Example <text:s/>(+ 1 <text:s/>2 <text:s/>3 <text:s/>4)</text:span></text:p>
                  </text:list-item>
                  <text:list-item>
                    <text:p><text:span text:style-name="T6">Prefix notation</text:span></text:p>
                    <text:list>
                      <text:list-item>
                        <text:p><text:span text:style-name="T6">First element in a list will be evaluated as a function , special form or macro</text:span></text:p>
                        <text:list>
                          <text:list-item>
                            <text:p><text:span text:style-name="T6">Form → something that is evaluated ( The list must start with an operator, function or a form)</text:span></text:p>
                          </text:list-item>
                          <text:list-item>
                            <text:p><text:span text:style-name="T6">Special from → A form with extra rules attached.</text:span></text:p>
                          </text:list-item>
                        </text:list>
                      </text:list-item>
                      <text:list-item>
                        <text:p><text:span text:style-name="T6">Example</text:span></text:p>
                        <text:list>
                          <text:list-item>
                            <text:p><text:span text:style-name="T6">(def x 100)</text:span></text:p>
                          </text:list-item>
                          <text:list-item>
                            <text:p><text:span text:style-name="T6">( + 3 x) produces 103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Clojure Symbol → A symbolic name for a piece of data.</text:span></text:p>
                <text:list>
                  <text:list-item>
                    <text:p><text:span text:style-name="T6">(def y ) → Unbound value since no value is supplied.</text:span></text:p>
                  </text:list-item>
                </text:list>
              </text:list-item>
              <text:list-item>
                <text:p><text:span text:style-name="T6">Function → <text:s/>( defn square[x] ( * x x ))</text:span><text:span text:style-name="T6"><text:tab/></text:span><text:span text:style-name="T6"><text:tab/></text:span><text:span text:style-name="T6"><text:tab/></text:span><text:span text:style-name="T6"><text:tab/></text:span><text:span text:style-name="T6">// x is the input val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yntax (2)</text:p>
          </draw:text-box>
        </draw:frame>
        <draw:frame presentation:style-name="pr5" draw:text-style-name="P4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Example </text:span></text:p>
                <text:list>
                  <text:list-item>
                    <text:p><text:span text:style-name="T6">( square (range 10) ) produces</text:span></text:p>
                  </text:list-item>
                  <text:list-item>
                    <text:p><text:span text:style-name="T6">( square ( 0 1 2 3 4 5 6 7 8 9 )</text:span></text:p>
                  </text:list-item>
                  <text:list-item>
                    <text:p><text:span text:style-name="T6">Get ClassCastException LongRange cannot be cast to Number</text:span></text:p>
                    <text:list>
                      <text:list-item>
                        <text:p><text:span text:style-name="T6">Problem : The clojure compiler is try to evaluate 0 as a function.</text:span></text:p>
                      </text:list-item>
                    </text:list>
                  </text:list-item>
                  <text:list-item>
                    <text:p><text:span text:style-name="T6">Fix (map square ( range 10))</text:span></text:p>
                  </text:list-item>
                  <text:list-item>
                    <text:p><text:span text:style-name="T6">A list must always be used as a form in clojure</text:span></text:p>
                  </text:list-item>
                </text:list>
              </text:list-item>
              <text:list-item>
                <text:p><text:span text:style-name="T6">Data Structures</text:span></text:p>
                <text:list>
                  <text:list-item>
                    <text:p><text:span text:style-name="T6">Vector</text:span><text:span text:style-name="T6"><text:tab/></text:span><text:span text:style-name="T6"><text:tab/></text:span><text:span text:style-name="T6">[1 2 :a “one’]</text:span><text:span text:style-name="T6"><text:tab/></text:span><text:span text:style-name="T6"><text:tab/></text:span><text:span text:style-name="T6"><text:tab/></text:span><text:span text:style-name="T6"><text:tab/></text:span></text:p>
                  </text:list-item>
                  <text:list-item>
                    <text:p><text:span text:style-name="T6">Map</text:span><text:span text:style-name="T6"><text:tab/></text:span><text:span text:style-name="T6"><text:tab/></text:span><text:span text:style-name="T6">{ 1 “one”, 2 “two”, 3 “three” }</text:span><text:span text:style-name="T6"><text:tab/></text:span><text:span text:style-name="T6"><text:tab/></text:span></text:p>
                  </text:list-item>
                  <text:list-item>
                    <text:p><text:span text:style-name="T6">Set</text:span><text:span text:style-name="T6"><text:tab/></text:span><text:span text:style-name="T6"><text:tab/></text:span><text:span text:style-name="T6">#{ 1 2 “three” :four 0x5 }</text:span></text:p>
                    <text:list>
                      <text:list-item>
                        <text:p><text:span text:style-name="T6">Duplicated values causes exceptions : Illegal Argument Exception, Duplicate 2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ns → constructs a list</text:span></text:p>
                <text:list>
                  <text:list-item>
                    <text:p><text:span text:style-name="T6">( cons 1</text:span><text:span text:style-name="T7"> [</text:span><text:span text:style-name="T6">2 3</text:span><text:span text:style-name="T7">]</text:span><text:span text:style-name="T6">) → [1 2 3 ]</text:span></text:p>
                  </text:list-item>
                  <text:list-item>
                    <text:p><text:span text:style-name="T6">( cons 1 ( 2 3)) –&gt; Produces a Class Cast Exception because the compiler is trying to treat the 2 like a function ( the (2 3) is not a form )</text:span></text:p>
                  </text:list-item>
                  <text:list-item>
                    <text:p><text:span text:style-name="T6">( cons 1 `(2 3)) </text:span></text:p>
                    <text:list>
                      <text:list-item>
                        <text:p><text:span text:style-name="T6">The quote operator allows you to pass in the list as data</text:span></text:p>
                      </text:list-item>
                      <text:list-item>
                        <text:p><text:span text:style-name="T6">Produces (1 2 3)</text:span></text:p>
                      </text:list-item>
                    </text:list>
                  </text:list-item>
                  <text:list-item>
                    <text:p><text:span text:style-name="T6">‘</text:span><text:span text:style-name="T6">( + 10 ~( * 3 2 ))</text:span></text:p>
                    <text:list>
                      <text:list-item>
                        <text:p><text:span text:style-name="T6">The ~ will allow the expression to be unquoted and treated as a for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onstants or Scalar → #”an example pattern” → evaluates to itself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jure Core Functions</text:p>
          </draw:text-box>
        </draw:frame>
        <draw:frame presentation:style-name="pr5" draw:text-style-name="P4" draw:layer="layout" svg:width="25.27cm" svg:height="15.406cm" svg:x="1.4cm" svg:y="4.914cm" presentation:class="outline" presentation:user-transformed="true">
          <draw:text-box>
            <text:list text:style-name="L2">
              <text:list-item>
                <text:p><text:span text:style-name="T6">Example of a higher order function </text:span><text:span text:style-name="T6"><text:tab/></text:span><text:span text:style-name="T6">(map square (range 10))</text:span></text:p>
              </text:list-item>
              <text:list-item>
                <text:p><text:span text:style-name="T6">Core functions useful for data flow for expressions</text:span></text:p>
              </text:list-item>
              <text:list-item>
                <text:p><text:span text:style-name="T6">Example of str embedding values into a <text:s/>String</text:span></text:p>
                <text:list>
                  <text:list-item>
                    <text:p><text:span text:style-name="T6">(def myMap {:firstKey “firstValue”, <text:s/>:sec “secValue” })</text:span></text:p>
                  </text:list-item>
                  <text:list-item>
                    <text:p><text:span text:style-name="T6">(str “Add this first key value from myMap to String here “ (:firstKey myMap) <text:s/>“, insert this second key value from myMap here “ (:secKey myMap ))</text:span></text:p>
                  </text:list-item>
                </text:list>
              </text:list-item>
              <text:list-item>
                <text:p><text:span text:style-name="T6">Higher order function apply – </text:span></text:p>
                <text:list>
                  <text:list-item>
                    <text:p><text:span text:style-name="T6">( apply str [ “one”, “two” “three” ] )_ is the same as ( str “one” “two” “three” )</text:span></text:p>
                    <text:list>
                      <text:list-item>
                        <text:p><text:span text:style-name="T6">The str can only work in a list</text:span></text:p>
                      </text:list-item>
                      <text:list-item>
                        <text:p><text:span text:style-name="T6">The apply allows a first parameter to be considered the operator and vector to be considered the parameter</text:span></text:p>
                      </text:list-item>
                    </text:list>
                  </text:list-item>
                  <text:list-item>
                    <text:p><text:span text:style-name="T6">(str [“one”, “two”, “three”) → evaluates to [ \“one\”, \“two\”, \“three\” ]</text:span></text:p>
                  </text:list-item>
                </text:list>
              </text:list-item>
              <text:list-item>
                <text:p><text:span text:style-name="T6">Code as data and the idea of the macro</text:span></text:p>
                <text:list>
                  <text:list-item>
                    <text:p><text:span text:style-name="T6">Macros worked on the code that is the expressions</text:span></text:p>
                  </text:list-item>
                  <text:list-item>
                    <text:p><text:span text:style-name="T6">The expressions and functions work on the underlying data</text:span></text:p>
                  </text:list-item>
                </text:list>
              </text:list-item>
              <text:list-item>
                <text:p><text:span text:style-name="T6">Thread Last Macro </text:span></text:p>
                <text:list>
                  <text:list-item>
                    <text:p><text:span text:style-name="T6">( →&gt; “ last” ( str “ first”)</text:span></text:p>
                    <text:list>
                      <text:list-item>
                        <text:p><text:span text:style-name="T6">Str evaluates to “ first” and the answer is “ first last”</text:span></text:p>
                      </text:list-item>
                    </text:list>
                  </text:list-item>
                </text:list>
              </text:list-item>
              <text:list-item>
                <text:p><text:span text:style-name="T6">Thread-first Macro</text:span></text:p>
                <text:list>
                  <text:list-item>
                    <text:p><text:span text:style-name="T6">( → “first” ( str “ last”)) and the answer is “first last”</text:span></text:p>
                  </text:list-item>
                </text:list>
              </text:list-item>
              <text:list-item>
                <text:p><text:span text:style-name="T6">( str [“one” “two” “three”] ) function acting on data</text:span></text:p>
              </text:list-item>
              <text:list-item>
                <text:p><text:span text:style-name="T6">( →&gt; “ last” ( str “ first”) → The Macro ( →&gt; ) is seeing the actual expressions as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jure Core Functions</text:p>
          </draw:text-box>
        </draw:frame>
        <draw:frame presentation:style-name="pr5" draw:text-style-name="P4" draw:layer="layout" svg:width="25.27cm" svg:height="15.914cm" svg:x="1.4cm" svg:y="4.914cm" presentation:class="outline" presentation:user-transformed="true">
          <draw:text-box>
            <text:list text:style-name="L2">
              <text:list-item>
                <text:p><text:span text:style-name="T6">Example</text:span></text:p>
                <text:list>
                  <text:list-item>
                    <text:p><text:span text:style-name="T6">( defn makeTable [tableRow])</text:span><text:span text:style-name="T6"><text:tab/></text:span><text:span text:style-name="T6"><text:tab/></text:span><text:span text:style-name="T6"><text:tab/></text:span><text:span text:style-name="T6"><text:tab/></text:span><text:span text:style-name="T6">// tableRow input parameter</text:span></text:p>
                  </text:list-item>
                  <text:list-item>
                    <text:p><text:span text:style-name="T8">(apply format “%-30s | %-30s | %-30s” tableRow))</text:span><text:span text:style-name="T8"><text:tab/></text:span><text:span text:style-name="T8">// Applies function </text:span><text:span text:style-name="T6">format “%-30s | %-30s | %-30s” to tableRow parameter</text:span></text:p>
                  </text:list-item>
                  <text:list-item>
                    <text:p><text:span text:style-name="T6">(def header [“First”, “Second”, “Third”])</text:span></text:p>
                  </text:list-item>
                  <text:list-item>
                    <text:p><text:span text:style-name="T6">(def dataRows [ <text:s/></text:span><text:span text:style-name="T6"><text:tab/></text:span><text:span text:style-name="T6">[ “First Value First Row “, “Second Value First Row”, “Third Value Row]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6">[ “First Value First Row “, “Second Value Second Row”, “Third Value Second Row” ]] 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6">( →&gt; (concat [header] dataRows ) ( map makeTable) mapv println))</text:span></text:p>
                    <text:list>
                      <text:list-item>
                        <text:p><text:span text:style-name="T8">map ( makeTable </text:span><text:span text:style-name="T6">(concat [header] dataRows ) (map println)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// evalautes first</text:span><text:span text:style-name="T6"><text:tab/></text:span></text:p>
                      </text:list-item>
                      <text:list-item>
                        <text:p><text:span text:style-name="T8">mapv ( println map ( makeTable </text:span><text:span text:style-name="T6">(concat [header] dataRows ) (map println) ) → The final form</text:span><text:span text:style-name="T6"><text:tab/></text:span><text:span text:style-name="T6">// evaluates previosu as last parameterIm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mmutability</text:span></text:p>
                <text:list>
                  <text:list-item>
                    <text:p><text:span text:style-name="T6">(list 1 2 3 )</text:span><text:span text:style-name="T6"><text:tab/></text:span><text:span text:style-name="T6"><text:tab/></text:span><text:span text:style-name="T6"><text:tab/></text:span><text:span text:style-name="T6"><text:tab/></text:span><text:span text:style-name="T6">// pure list not a form</text:span></text:p>
                  </text:list-item>
                  <text:list-item>
                    <text:p><text:span text:style-name="T6">( apply list [1 2 3 4 5 ])</text:span></text:p>
                  </text:list-item>
                  <text:list-item>
                    <text:p><text:span text:style-name="T6">Add items ( conj ( list 1 2 3 ) 4 5</text:span></text:p>
                  </text:list-item>
                  <text:list-item>
                    <text:p><text:span text:style-name="T6">Remove ( pop ‘(1 2 3))</text:span></text:p>
                  </text:list-item>
                  <text:list-item>
                    <text:p><text:span text:style-name="T6">List do not support removing items except at the first position</text:span></text:p>
                  </text:list-item>
                  <text:list-item>
                    <text:p><text:span text:style-name="T6">Functional Recipe</text:span></text:p>
                    <text:list>
                      <text:list-item>
                        <text:p><text:span text:style-name="T6">Pure function action on immutable object</text:span></text:p>
                      </text:list-item>
                      <text:list-item>
                        <text:p><text:span text:style-name="T6">Once an object is created it can never change. <text:s/>Can modify an immuatable object by creating a new object that is a copy with the change</text:span></text:p>
                      </text:list-item>
                    </text:list>
                  </text:list-item>
                  <text:list-item>
                    <text:p><text:span text:style-name="T6">In Clojure data structures are immu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Closure Concepts Macros</text:p>
          </draw:text-box>
        </draw:frame>
        <draw:frame presentation:style-name="pr5" draw:text-style-name="P4" draw:layer="layout" svg:width="25.016cm" svg:height="15.66cm" svg:x="1.4cm" svg:y="4.914cm" presentation:class="outline" presentation:user-transformed="true">
          <draw:text-box>
            <text:list text:style-name="L2">
              <text:list-item>
                <text:p text:style-name="P4"><text:span text:style-name="T6">Macros use the source code as data ( input ) like function use data “thread-first” macro ( see previous lesson</text:span></text:p>
                <text:list>
                  <text:list-item>
                    <text:p><text:span text:style-name="T6">Thread first pushes the first term to be the first term of the second variable which is the form</text:span></text:p>
                    <text:list>
                      <text:list-item>
                        <text:p><text:span text:style-name="T6">Ex (→ “first” ( str “ last”) ) produces (str “first” “ <text:s/>last” )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6">Thread macro task an expression to a form f(source code) → source code <text:s text:c="7"/></text:span></text:p>
                <text:list>
                  <text:list-item>
                    <text:p><text:span text:style-name="T6">Source code is </text:span></text:p>
                  </text:list-item>
                </text:list>
              </text:list-item>
              <text:list-item>
                <text:p text:style-name="P4"><text:span text:style-name="T6"><text:s/></text:span><text:span text:style-name="T6"><text:tab/></text:span><text:span text:style-name="T6">‘→’ </text:span><text:span text:style-name="T6">: “term” ===&gt; Form</text:span></text:p>
                <text:list>
                  <text:list-header>
                    <text:p><text:span text:style-name="T6">‘</text:span><text:span text:style-name="T6">-→’ : “term” ===&gt; Form</text:span></text:p>
                  </text:list-header>
                </text:list>
              </text:list-item>
              <text:list-item>
                <text:p><text:span text:style-name="T6">Summary of closure high level concepts to data</text:span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/></text:p>
              </text:list-item>
              <text:list-item>
                <text:p><text:span text:style-name="T6">Macros</text:span></text:p>
                <text:list>
                  <text:list-item>
                    <text:p><text:span text:style-name="T6">( when ( = 2( +1 1)) (print “Clojure” ( print ( “ is conceptual”)) </text:span></text:p>
                  </text:list-item>
                  <text:list-item>
                    <text:p><text:span text:style-name="T6">(macroexpand – 1 `(when ( = 2 ( + 1 1)) (print “clojure”) (print “ is conceptual”)))</text:span></text:p>
                    <text:list>
                      <text:list-item>
                        <text:p><text:span text:style-name="T6">Repeatedly calls macroexpand-1 on form until it is no long represents a macro form</text:span></text:p>
                      </text:list-item>
                      <text:list-item>
                        <text:p><text:span text:style-name="T6">Translates to <text:s/>( if ( = 2 ( + 1 1)) (do print “clojure “ ) (print “ is conceptual”))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5.199cm" svg:height="5.236cm" svg:x="2.302cm" svg:y="10.9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6" table:default-cell-style-name="ce2">
              <table:table-cell>
                <text:p text:style-name="P7">Concept</text:p>
              </table:table-cell>
              <table:table-cell>
                <text:p text:style-name="P7">Creation</text:p>
              </table:table-cell>
              <table:table-cell>
                <text:p text:style-name="P7">Implementation</text:p>
              </table:table-cell>
              <table:table-cell table:style-name="ce3">
                <text:p text:style-name="P7"><text:span text:style-name="T9">Notes</text:span></text:p>
              </table:table-cell>
            </table:table-row>
            <table:table-row table:style-name="ro7" table:default-cell-style-name="ce2">
              <table:table-cell>
                <text:p text:style-name="P7">Function</text:p>
              </table:table-cell>
              <table:table-cell>
                <text:p text:style-name="P7">defn</text:p>
              </table:table-cell>
              <table:table-cell>
                <text:p text:style-name="P7">Can be user defined</text:p>
              </table:table-cell>
              <table:table-cell/>
            </table:table-row>
            <table:table-row table:style-name="ro7" table:default-cell-style-name="ce2">
              <table:table-cell>
                <text:p text:style-name="P7">Macro </text:p>
              </table:table-cell>
              <table:table-cell>
                <text:p text:style-name="P7">defmacro</text:p>
              </table:table-cell>
              <table:table-cell>
                <text:p text:style-name="P7">Can be user defined</text:p>
              </table:table-cell>
              <table:table-cell/>
            </table:table-row>
            <table:table-row table:style-name="ro7" table:default-cell-style-name="ce2">
              <table:table-cell>
                <text:p text:style-name="P7">Form </text:p>
              </table:table-cell>
              <table:table-cell>
                <text:p text:style-name="P7">(evaluation term1 term2 ...)</text:p>
              </table:table-cell>
              <table:table-cell>
                <text:p text:style-name="P7">User defined</text:p>
              </table:table-cell>
              <table:table-cell/>
            </table:table-row>
            <table:table-row table:style-name="ro7" table:default-cell-style-name="ce2">
              <table:table-cell>
                <text:p text:style-name="P7">Keyword (interned string)</text:p>
              </table:table-cell>
              <table:table-cell>
                <text:p text:style-name="P7">:&lt;handle&gt;</text:p>
              </table:table-cell>
              <table:table-cell>
                <text:p text:style-name="P7">User defined</text:p>
              </table:table-cell>
              <table:table-cell>
                <text:p text:style-name="P7">Memory optimized strings</text:p>
              </table:table-cell>
            </table:table-row>
            <table:table-row table:style-name="ro7" table:default-cell-style-name="ce2">
              <table:table-cell>
                <text:p text:style-name="P7">Symbol</text:p>
              </table:table-cell>
              <table:table-cell>
                <text:p text:style-name="P7">`(gensym x), (var x) </text:p>
              </table:table-cell>
              <table:table-cell>
                <text:p text:style-name="P7">Can be user define</text:p>
              </table:table-cell>
              <table:table-cell>
                <text:p text:style-name="P7">Unique identifier can be bound to data</text:p>
              </table:table-cell>
            </table:table-row>
            <table:table-row table:style-name="ro8" table:default-cell-style-name="ce2">
              <table:table-cell>
                <text:p text:style-name="P7">Variable</text:p>
              </table:table-cell>
              <table:table-cell>
                <text:p text:style-name="P7">(def x 4)</text:p>
              </table:table-cell>
              <table:table-cell>
                <text:p text:style-name="P7">User deifined</text:p>
              </table:table-cell>
              <table:table-cell/>
            </table:table-row>
            <table:table-row table:style-name="ro9" table:default-cell-style-name="ce2">
              <table:table-cell>
                <text:p text:style-name="P7">Special Form</text:p>
              </table:table-cell>
              <table:table-cell>
                <text:p text:style-name="P7">(let [x 1 ] x </text:p>
              </table:table-cell>
              <table:table-cell>
                <text:p text:style-name="P7">Only defined by language</text:p>
              </table:table-cell>
              <table:table-cell>
                <text:p text:style-name="P7">Let binds a value to a variable [x 1] binds it to a a value of 1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6T22:36:43</meta:creation-date>
    <dc:date>2019-10-20T23:06:42.583475854</dc:date>
    <meta:editing-duration>P3DT9H54M31S</meta:editing-duration>
    <meta:editing-cycles>27</meta:editing-cycles>
    <meta:generator>LibreOffice/6.0.3.2$Linux_X86_64 LibreOffice_project/00m0$Build-2</meta:generator>
    <meta:document-statistic meta:object-count="82"/>
  </office:meta>
</office:document-meta>
</file>